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38f" officeooo:paragraph-rsid="000c438f"/>
    </style:style>
    <style:style style:name="P2" style:family="paragraph" style:parent-style-name="Standard" style:list-style-name="L1">
      <style:text-properties officeooo:rsid="000c438f" officeooo:paragraph-rsid="000c438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CQ</text:p>
      <text:p text:style-name="P1"/>
      <text:list xml:id="list579370330" text:style-name="L1">
        <text:list-item>
          <text:p text:style-name="P2">Cancer in the human body occur due to</text:p>
          <text:list>
            <text:list-item>
              <text:p text:style-name="P2">Exposure to certain chemicals</text:p>
            </text:list-item>
            <text:list-item>
              <text:p text:style-name="P2">Radiation</text:p>
            </text:list-item>
            <text:list-item>
              <text:p text:style-name="P2">Mutations in the genes</text:p>
            </text:list-item>
            <text:list-item>
              <text:p text:style-name="P2">All of the above</text:p>
            </text:list-item>
          </text:list>
        </text:list-item>
        <text:list-item>
          <text:p text:style-name="P2">CNN stands for</text:p>
          <text:list>
            <text:list-item>
              <text:p text:style-name="P2">Convolution neutron network</text:p>
            </text:list-item>
            <text:list-item>
              <text:p text:style-name="P2">Convolution neural network</text:p>
            </text:list-item>
            <text:list-item>
              <text:p text:style-name="P2">Chinese neural network</text:p>
            </text:list-item>
            <text:list-item>
              <text:p text:style-name="P2">Computer neural network</text:p>
            </text:list-item>
          </text:list>
        </text:list-item>
        <text:list-item>
          <text:p text:style-name="P2">CNN can be used to extract</text:p>
          <text:list>
            <text:list-item>
              <text:p text:style-name="P2">Low-level features</text:p>
            </text:list-item>
            <text:list-item>
              <text:p text:style-name="P2">High-level features</text:p>
            </text:list-item>
            <text:list-item>
              <text:p text:style-name="P2">Edges and corners</text:p>
            </text:list-item>
            <text:list-item>
              <text:p text:style-name="P2">All of the above</text:p>
            </text:list-item>
          </text:list>
        </text:list-item>
        <text:list-item>
          <text:p text:style-name="P2">RPN stands for</text:p>
          <text:list>
            <text:list-item>
              <text:p text:style-name="P2">Recurrent propgation network</text:p>
            </text:list-item>
            <text:list-item>
              <text:p text:style-name="P2">Region proposal network</text:p>
            </text:list-item>
            <text:list-item>
              <text:p text:style-name="P2">Recurrent proposal network</text:p>
            </text:list-item>
            <text:list-item>
              <text:p text:style-name="P2">None of these</text:p>
            </text:list-item>
          </text:list>
        </text:list-item>
        <text:list-item>
          <text:p text:style-name="P2">Relu is a</text:p>
          <text:list>
            <text:list-item>
              <text:p text:style-name="P2">Activation network</text:p>
            </text:list-item>
            <text:list-item>
              <text:p text:style-name="P2">Squashes values between 0 and 1</text:p>
            </text:list-item>
            <text:list-item>
              <text:p text:style-name="P2">Squashes values between 1 and -1</text:p>
            </text:list-item>
            <text:list-item>
              <text:p text:style-name="P2">Does nothing</text:p>
            </text:list-item>
          </text:list>
        </text:list-item>
      </text:list>
      <text:p text:style-name="P1"/>
      <text:p text:style-name="P1"/>
      <text:p text:style-name="P1">Ans:</text:p>
      <text:p text:style-name="P1">1-4</text:p>
      <text:p text:style-name="P1">2-1</text:p>
      <text:p text:style-name="P1">3-4</text:p>
      <text:p text:style-name="P1">4-2</text:p>
      <text:p text:style-name="P1">5-1 and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43:07.694496964</meta:creation-date>
    <dc:date>2021-03-24T11:49:55.068273412</dc:date>
    <meta:editing-duration>PT11S</meta:editing-duration>
    <meta:editing-cycles>1</meta:editing-cycles>
    <meta:document-statistic meta:table-count="0" meta:image-count="0" meta:object-count="0" meta:page-count="1" meta:paragraph-count="32" meta:word-count="121" meta:character-count="606" meta:non-whitespace-character-count="542"/>
    <meta:generator>LibreOffice/6.2.8.2$Linux_X86_64 LibreOffice_project/20$Build-2</meta:generator>
  </office:meta>
</office:document-meta>
</file>